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billDocumentTracked.xml"/>
  <manifest:file-entry manifest:media-type="text/xml" manifest:full-path="Basic/Standard/Test.xml"/>
  <manifest:file-entry manifest:media-type="text/xml" manifest:full-path="Basic/Standard/Commo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writing-mode="lr-tb"/>
      <style:text-properties fo:font-size="24pt"/>
    </style:style>
    <style:style style:name="P2" style:family="paragraph" style:parent-style-name="Standard">
      <style:paragraph-properties fo:text-align="center" style:justify-single-word="false"/>
      <style:text-properties fo:color="#000000" fo:letter-spacing="-0.0016in" style:font-size-complex="12pt" style:font-weight-complex="bold"/>
    </style:style>
    <style:style style:name="P3" style:family="paragraph" style:parent-style-name="Standard">
      <style:paragraph-properties fo:text-align="center" style:justify-single-word="false"/>
      <style:text-properties fo:color="#000000" fo:letter-spacing="-0.002in" style:font-size-complex="12pt" style:font-weight-complex="bold"/>
    </style:style>
    <style:style style:name="P4" style:family="paragraph" style:parent-style-name="Standard">
      <style:paragraph-properties fo:text-align="center" style:justify-single-word="false"/>
      <style:text-properties fo:color="#000000" fo:letter-spacing="-0.0016in" style:font-size-complex="12pt" style:font-style-complex="italic"/>
    </style:style>
    <style:style style:name="P5" style:family="paragraph" style:parent-style-name="Standard">
      <style:paragraph-properties fo:text-align="center" style:justify-single-word="false"/>
      <style:text-properties fo:color="#000000" fo:letter-spacing="-0.002in" style:font-size-complex="12pt" style:font-style-complex="italic" style:font-weight-complex="bold"/>
    </style:style>
    <style:style style:name="P6" style:family="paragraph" style:parent-style-name="Standard">
      <style:paragraph-properties fo:text-align="center" style:justify-single-word="false"/>
      <style:text-properties fo:color="#000000" fo:letter-spacing="-0.0043in" style:font-size-complex="12pt" style:font-weight-complex="bold"/>
    </style:style>
    <style:style style:name="T1" style:family="text">
      <style:text-properties fo:color="#000000" fo:letter-spacing="-0.0016in" style:font-size-complex="12pt" style:font-weight-complex="bold"/>
    </style:style>
    <style:style style:name="T2" style:family="text">
      <style:text-properties fo:color="#000000" fo:letter-spacing="-0.0028in" style:font-size-complex="12pt" style:font-weight-complex="bold"/>
    </style:style>
    <style:style style:name="T3" style:family="text">
      <style:text-properties style:text-position="super 58%"/>
    </style:style>
    <style:style style:name="Sect1" style:family="section">
      <style:section-properties style:editable="false">
        <style:columns fo:column-count="0" fo:column-gap="0in"/>
      </style:section-properties>
    </style:style>
    <style:style style:name="gr1" style:family="graphic">
      <style:graphic-properties draw:stroke="solid" svg:stroke-width="0.0035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ge-content" draw:wrap-influence-on-position="once-concurrent" style:flow-with-text="false"/>
    </style:style>
    <number:number-style style:name="N0">
      <number:number number:min-integer-digits="1"/>
    </number:number-style>
  </office:automatic-styles>
  <office:body>
    <office:text>
      <office:forms form:automatic-focus="false" form:apply-design-mode="false"/>
      <text:tracked-changes>
        <text:changed-region text:id="ct304404264">
          <text:deletion>
            <office:change-info>
              <dc:creator>Miriam SSebanankita</dc:creator>
              <dc:date>2007-03-20T13:56:00</dc:date>
            </office:change-info>
            <text:p text:style-name="article-text">shall</text:p>
          </text:deletion>
        </text:changed-region>
        <text:changed-region text:id="ct302739888">
          <text:insertion>
            <office:change-info>
              <dc:creator>Miriam SSebanankita</dc:creator>
              <dc:date>2007-03-20T13:56:00</dc:date>
            </office:change-info>
          </text:insertion>
        </text:changed-region>
        <text:changed-region text:id="ct303993496">
          <text:deletion>
            <office:change-info>
              <dc:creator>Ashok Hariharan</dc:creator>
              <dc:date>2007-03-19T22:51:00</dc:date>
            </office:change-info>
            <text:p text:style-name="article-text">. by notice in the Gazette, appoint and different dates may be appointed for different provisions</text:p>
          </text:deletion>
        </text:changed-region>
        <text:changed-region text:id="ct303077744">
          <text:insertion>
            <office:change-info>
              <dc:creator>Ashok Hariharan</dc:creator>
              <dc:date>2007-03-19T22:51:00</dc:date>
            </office:change-info>
          </text:insertion>
        </text:changed-region>
        <text:changed-region text:id="ct302740128">
          <text:insertion>
            <office:change-info>
              <dc:creator>Ashok Hariharan</dc:creator>
              <dc:date>2007-03-19T22:52:00</dc:date>
            </office:change-info>
          </text:insertion>
        </text:changed-region>
        <text:changed-region text:id="ct304036288">
          <text:deletion>
            <office:change-info>
              <dc:creator>Eddie Weteba</dc:creator>
              <dc:date>2007-03-20T16:31:00</dc:date>
            </office:change-info>
            <text:p text:style-name="article-text">otherwise</text:p>
          </text:deletion>
        </text:changed-region>
        <text:changed-region text:id="ct270540416">
          <text:insertion>
            <office:change-info>
              <dc:creator>Eddie Weteba</dc:creator>
              <dc:date>2007-03-20T16:31:00</dc:date>
            </office:change-info>
          </text:insertion>
        </text:changed-region>
        <text:changed-region text:id="ct303127368">
          <text:deletion>
            <office:change-info>
              <dc:creator>Gitura Kembi</dc:creator>
              <dc:date>2007-03-21T18:37:00</dc:date>
            </office:change-info>
            <text:p text:style-name="article-text">F.ngland.</text:p>
          </text:deletion>
        </text:changed-region>
        <text:changed-region text:id="ct303515408">
          <text:insertion>
            <office:change-info>
              <dc:creator>Gitura Kembi</dc:creator>
              <dc:date>2007-03-21T18:37:00</dc:date>
            </office:change-info>
          </text:insertion>
        </text:changed-region>
        <text:changed-region text:id="ct300607504">
          <text:deletion>
            <office:change-info>
              <dc:creator>Gitura Kembi</dc:creator>
              <dc:date>2007-03-21T18:37:00</dc:date>
            </office:change-info>
            <text:p text:style-name="article-text">or of the Canadian Institute of Actuaries, </text:p>
          </text:deletion>
        </text:changed-region>
        <text:changed-region text:id="ct300436928">
          <text:insertion>
            <office:change-info>
              <dc:creator>Gitura Kembi</dc:creator>
              <dc:date>2007-03-21T18:37:00</dc:date>
            </office:change-info>
          </text:insertion>
        </text:changed-region>
        <text:changed-region text:id="ct275161024">
          <text:deletion>
            <office:change-info>
              <dc:creator>Miriam SSebanankita</dc:creator>
              <dc:date>2007-03-20T13:56:00</dc:date>
            </office:change-info>
            <text:p text:style-name="article-text"><text:s/>(b) in relation to a scheme, means such accounting period as may be prescribed in the scheme rules;</text:p>
          </text:deletion>
        </text:changed-region>
        <text:changed-region text:id="ct275161168">
          <text:insertion>
            <office:change-info>
              <dc:creator>Aaron Duke</dc:creator>
              <dc:date>2007-03-20T16:32:00</dc:date>
            </office:change-info>
          </text:insertion>
        </text:changed-region>
        <text:changed-region text:id="ct275186368">
          <text:insertion>
            <office:change-info>
              <dc:creator>Aaron Duke</dc:creator>
              <dc:date>2007-03-20T16:32:00</dc:date>
            </office:change-info>
          </text:insertion>
        </text:changed-region>
        <text:changed-region text:id="ct275186472">
          <text:insertion>
            <office:change-info>
              <dc:creator>Eddie Weteba</dc:creator>
              <dc:date>2007-03-20T16:31:00</dc:date>
            </office:change-info>
          </text:insertion>
        </text:changed-region>
        <text:changed-region text:id="ct275186616">
          <text:insertion>
            <office:change-info>
              <dc:creator>Eddie Weteba</dc:creator>
              <dc:date>2007-03-20T16:32:00</dc:date>
            </office:change-info>
          </text:insertion>
        </text:changed-region>
        <text:changed-region text:id="ct276176880">
          <text:insertion>
            <office:change-info>
              <dc:creator>Ashok Hariharan</dc:creator>
              <dc:date>2007-03-19T22:52:00</dc:date>
            </office:change-info>
          </text:insertion>
        </text:changed-region>
        <text:changed-region text:id="ct276177024">
          <text:deletion>
            <office:change-info>
              <dc:creator>Ashok Hariharan</dc:creator>
              <dc:date>2007-03-19T22:52:00</dc:date>
            </office:change-info>
            <text:p text:style-name="article-text">assurance</text:p>
          </text:deletion>
        </text:changed-region>
        <text:changed-region text:id="ct276177168">
          <text:insertion>
            <office:change-info>
              <dc:creator>Ashok Hariharan</dc:creator>
              <dc:date>2007-03-19T22:52:00</dc:date>
            </office:change-info>
          </text:insertion>
        </text:changed-region>
        <text:changed-region text:id="ct276068768">
          <text:insertion>
            <office:change-info>
              <dc:creator>Jerry Kamau</dc:creator>
              <dc:date>2007-03-20T13:53:00</dc:date>
            </office:change-info>
          </text:insertion>
        </text:changed-region>
        <text:changed-region text:id="ct276068912">
          <text:deletion>
            <office:change-info>
              <dc:creator>Jerry Kamau</dc:creator>
              <dc:date>2007-03-20T13:53:00</dc:date>
            </office:change-info>
            <text:p text:style-name="article-text">32;</text:p>
          </text:deletion>
        </text:changed-region>
        <text:changed-region text:id="ct276069472">
          <text:insertion>
            <office:change-info>
              <dc:creator>Jerry Kamau</dc:creator>
              <dc:date>2007-03-20T13:53:00</dc:date>
            </office:change-info>
          </text:insertion>
        </text:changed-region>
        <text:changed-region text:id="ct276069664">
          <text:insertion>
            <office:change-info>
              <dc:creator>Ashok Hariharan</dc:creator>
              <dc:date>2007-03-19T22:53:00</dc:date>
            </office:change-info>
          </text:insertion>
        </text:changed-region>
        <text:changed-region text:id="ct304142424">
          <text:deletion>
            <office:change-info>
              <dc:creator>Miriam SSebanankita</dc:creator>
              <dc:date>2007-03-20T13:55:00</dc:date>
            </office:change-info>
            <text:p text:style-name="article-text">shall</text:p>
          </text:deletion>
        </text:changed-region>
        <text:changed-region text:id="ct304142608">
          <text:insertion>
            <office:change-info>
              <dc:creator>Miriam SSebanankita</dc:creator>
              <dc:date>2007-03-20T13:55:00</dc:date>
            </office:change-info>
          </text:insertion>
        </text:changed-region>
        <text:changed-region text:id="ct276176224">
          <text:deletion>
            <office:change-info>
              <dc:creator>Miriam SSebanankita</dc:creator>
              <dc:date>2007-03-20T13:55:00</dc:date>
            </office:change-info>
            <text:p text:style-name="article-text">body</text:p>
          </text:deletion>
        </text:changed-region>
        <text:changed-region text:id="ct276176328">
          <text:insertion>
            <office:change-info>
              <dc:creator>Miriam SSebanankita</dc:creator>
              <dc:date>2007-03-20T13:55:00</dc:date>
            </office:change-info>
          </text:insertion>
        </text:changed-region>
        <text:changed-region text:id="ct275308768">
          <text:deletion>
            <office:change-info>
              <dc:creator>Daudi Hwiraria</dc:creator>
              <dc:date>2007-03-21T18:38:00</dc:date>
            </office:change-info>
            <text:p text:style-name="article-text">being</text:p>
          </text:deletion>
        </text:changed-region>
        <text:changed-region text:id="ct275320904">
          <text:insertion>
            <office:change-info>
              <dc:creator>Daudi Hwiraria</dc:creator>
              <dc:date>2007-03-21T18:38:00</dc:date>
            </office:change-info>
          </text:insertion>
        </text:changed-region>
        <text:changed-region text:id="ct275320728">
          <text:insertion>
            <office:change-info>
              <dc:creator>Daudi Hwiraria</dc:creator>
              <dc:date>2007-03-21T18:39:00</dc:date>
            </office:change-info>
          </text:insertion>
        </text:changed-region>
        <text:changed-region text:id="ct276176520">
          <text:insertion>
            <office:change-info>
              <dc:creator>Aaron Duke</dc:creator>
              <dc:date>2007-03-20T16:33:00</dc:date>
            </office:change-info>
          </text:insertion>
        </text:changed-region>
        <text:changed-region text:id="ct303330920">
          <text:deletion>
            <office:change-info>
              <dc:creator>Jerry Kamau</dc:creator>
              <dc:date>2007-03-20T13:53:00</dc:date>
            </office:change-info>
            <text:p text:style-name="article-text">(c) borrowing or lending money: and</text:p>
            <text:p text:style-name="article-text">(d) doing or performing all other things or acts for the furtherance of the provisions of this Act. which may be lawfully done or performed by a body corporate.</text:p>
          </text:deletion>
        </text:changed-region>
        <text:changed-region text:id="ct304359544">
          <text:insertion>
            <office:change-info>
              <dc:creator>Miriam SSebanankita</dc:creator>
              <dc:date>2007-03-20T13:55:00</dc:date>
            </office:change-info>
          </text:insertion>
        </text:changed-region>
        <text:changed-region text:id="ct304359688">
          <text:insertion>
            <office:change-info>
              <dc:creator>Miriam SSebanankita</dc:creator>
              <dc:date>2007-03-20T13:56:00</dc:date>
            </office:change-info>
          </text:insertion>
        </text:changed-region>
        <text:changed-region text:id="ct303853320">
          <text:insertion>
            <office:change-info>
              <dc:creator>Jerry Kamau</dc:creator>
              <dc:date>2007-03-20T13:54:00</dc:date>
            </office:change-info>
          </text:insertion>
        </text:changed-region>
        <text:changed-region text:id="ct301633136">
          <text:insertion>
            <office:change-info>
              <dc:creator>Jerry Kamau</dc:creator>
              <dc:date>2007-03-20T13:54:00</dc:date>
            </office:change-info>
          </text:insertion>
        </text:changed-region>
        <text:changed-region text:id="ct301633280">
          <text:deletion>
            <office:change-info>
              <dc:creator>Jerry Kamau</dc:creator>
              <dc:date>2007-03-20T13:54:00</dc:date>
            </office:change-info>
            <text:p text:style-name="article-text">b</text:p>
          </text:deletion>
        </text:changed-region>
        <text:changed-region text:id="ct300428872">
          <text:insertion>
            <office:change-info>
              <dc:creator>Jerry Kamau</dc:creator>
              <dc:date>2007-03-20T13:54:00</dc:date>
            </office:change-info>
          </text:insertion>
        </text:changed-region>
        <text:changed-region text:id="ct300428976">
          <text:deletion>
            <office:change-info>
              <dc:creator>Jerry Kamau</dc:creator>
              <dc:date>2007-03-20T13:54:00</dc:date>
            </office:change-info>
            <text:p text:style-name="article-text">c</text:p>
          </text:deletion>
        </text:changed-region>
        <text:changed-region text:id="ct300429120">
          <text:deletion>
            <office:change-info>
              <dc:creator>Jerry Kamau</dc:creator>
              <dc:date>2007-03-20T13:54:00</dc:date>
            </office:change-info>
            <text:p text:style-name="article-text">(d) advise the Minister on the national policy to be followed with regard to retirement benefits schemes and to implement all Government policies relating thereto; and</text:p>
          </text:deletion>
        </text:changed-region>
        <text:changed-region text:id="ct302974088">
          <text:deletion>
            <office:change-info>
              <dc:creator>Jerry Kamau</dc:creator>
              <dc:date>2007-03-20T13:54:00</dc:date>
            </office:change-info>
            <text:p text:style-name="article-text">(e) perform such other functions as are conferred on it by this Act or by any other written law.</text:p>
          </text:deletion>
        </text:changed-region>
      </text:tracked-changes>
      <text:variable-decls>
        <text:variable-decl office:value-type="string" text:name="ActNumber"/>
        <text:variable-decl office:value-type="string" text:name="ActName"/>
        <text:variable-decl office:value-type="float" text:name="ActYear"/>
        <text:variable-decl office:value-type="string" text:name="Act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face">
        <text:p text:style-name="preface-main"><draw:line text:anchor-type="char" draw:z-index="0" draw:style-name="gr1" draw:text-style-name="P1" svg:x1="-0.1035in" svg:y1="8.2in" svg:x2="-0.1035in" svg:y2="8.5929in"><text:p/></draw:line>SPECIAL ISSUE</text:p>
        <text:p text:style-name="preface-main">Kenya Gazette Supplement No. 63 (Acts No. 4)</text:p>
        <text:p text:style-name="P2"/>
        <text:p text:style-name="act-title"><text:variable-set text:name="ActName" office:value-type="string">THE RETIREMENT BENEFITS ACT</text:variable-set><text:span text:style-name="T1">, </text:span><text:span text:style-name="T2"><text:variable-set text:name="ActYear" office:value-type="float" office:value="1997" style:data-style-name="N0">1997</text:variable-set></text:span></text:p>
        <text:p text:style-name="P3">No. <text:variable-set text:name="ActNumber" office:value-type="string">3</text:variable-set>of 1997</text:p>
        <text:p text:style-name="P4">Date of Assent: <text:reference-mark-start text:name="ActDate"/>22<text:span text:style-name="T3">nd</text:span> August 1997<text:reference-mark-end text:name="ActDate"/></text:p>
        <text:p text:style-name="P5">Date of Commencement: <text:reference-mark-start text:name="ActCommenceDate"/>By Notice<text:reference-mark-end text:name="ActCommenceDate"/></text:p>
      </text:section>
      <text:section text:style-name="Sect1" text:name="preamble">
        <text:p text:style-name="P6">An Act of Parliament to establish a Retirement Benefits Authority for the regulation, supervision and promotion of retirement benefits schemes, the development of the retirement benefits sector and for connected purposes</text:p>
        <text:p text:style-name="P6">ENACTED by the Parliament of Kenya as follows -</text:p>
      </text:section>
      <text:p text:style-name="article-title"/>
      <text:section text:style-name="Sect1" text:name="part001">
        <text:p text:style-name="part-title">PART I – PRELIMINARY</text:p>
        <text:section text:style-name="Sect1" text:name="art01-part001">
          <text:p text:style-name="article-title">Short title and commencement.</text:p>
          <text:section text:style-name="Sect1" text:name="clause01-art01-part001">
            <text:p text:style-name="article-text">1. This Act may be cited as the Retirement Benefits Act. 1997. and <text:change text:change-id="ct304404264"/><text:change-start text:change-id="ct302739888"/>will<text:change-end text:change-id="ct302739888"/> come into operation on such date as the Minister may<text:change text:change-id="ct303993496"/><text:change-start text:change-id="ct303077744"/> by n<text:change-end text:change-id="ct303077744"/><text:change-start text:change-id="ct302740128"/>otice in the monthly gazeet and different dates during different months.<text:change-end text:change-id="ct302740128"/>.</text:p>
          </text:section>
          <text:p text:style-name="article-text"/>
        </text:section>
        <text:section text:style-name="Sect1" text:name="art02-part001">
          <text:p text:style-name="article-title">Interpretation.</text:p>
          <text:section text:style-name="Sect1" text:name="clause01-art02-part001">
            <text:p text:style-name="article-text">2. In this Act, unless the context <text:change text:change-id="ct304036288"/><text:s/>requires <text:change-start text:change-id="ct270540416"/>that<text:change-end text:change-id="ct270540416"/>- </text:p>
            <text:p text:style-name="article-text">"Actuary" means a fellow of the Institute of Actuaries in <text:change text:change-id="ct303127368"/><text:change-start text:change-id="ct303515408"/>England,<text:change-end text:change-id="ct303515408"/> or of the Faculty of Actuaries in Scotland, <text:change text:change-id="ct300607504"/>or a person holding such equivalent qualification as the Board may, by notice in the <text:change-start text:change-id="ct300436928"/>Official <text:change-end text:change-id="ct300436928"/>Gazette, prescribe;</text:p>
            <text:p text:style-name="article-text">"Authority" means the Retirement Benefits Authority established by section 3;</text:p>
            <text:p text:style-name="article-text">"Board" means the Board of Directors of the Authority constituted under section 6;</text:p>
            <text:p text:style-name="article-text">"Chief Executive Officer" means the Chief Executive Officer of the Authority appointed under section 11;</text:p>
            <text:p text:style-name="article-text"><text:s/>financial year" -</text:p>
            <text:p text:style-name="article-text"><text:s/>(a) in relation to the Authority, has the meaning 'assigned to it in section 19;'</text:p>
            <text:p text:style-name="article-text"><text:change text:change-id="ct275161024"/></text:p>
            <text:p text:style-name="article-text"><text:s/>(b) by inserting the following new definitions in their proper alphabetical sequence -</text:p>
            <text:p text:style-name="article-text"><text:s/>"pooled fund" <text:s/>means a<text:change-start text:change-id="ct275161168"/> type of<text:change-end text:change-id="ct275161168"/> <text:s/>fund established <text:s/>by <text:s/>a limited liability company, other than an approved issuer, for purposes of pooling scheme funds for collective investment;</text:p>
            <text:p text:style-name="article-text"><text:s/>"statutory fund" has the meaning assigned to it in Cap.487 section 2 of the Insurance Act.1 "Fund" means the Retirement Benefits Authority Fund established by section 17;</text:p>
            <text:p text:style-name="article-text">"Levy" means the Retirement Benefits Levy to be imposed under section 16;</text:p>
            <text:p text:style-name="article-text">"manager" means the manager<text:change-start text:change-id="ct275186368"/> or custodian<text:change-end text:change-id="ct275186368"/> of a scheme fund;</text:p>
            <text:p text:style-name="article-text">"member" means a member of a retirement benefits scheme and includes a person entitled to or receiving a benefit under a retirement benefits scheme<text:change-start text:change-id="ct275186472"/> or a simila<text:change-end text:change-id="ct275186472"/><text:change-start text:change-id="ct275186616"/>r scheme<text:change-end text:change-id="ct275186616"/>;</text:p>
            <text:p text:style-name="article-text">"Minister" means the Minister for the time being responsible for matters relating to finance<text:change-start text:change-id="ct276176880"/> and administration<text:change-end text:change-id="ct276176880"/>;</text:p>
            <text:p text:style-name="article-text">"retirement benefits scheme" means any scheme or arrangement (other than a contract for life <text:change text:change-id="ct276177024"/><text:change-start text:change-id="ct276177168"/>insurance<text:change-end text:change-id="ct276177168"/>) whether established by a written law for the time being in force or by any other instrument, under which persons are entitled to benefits in the form of payments, determined by age, length of service, amount of earnings or otherwise and payable primarily upon retirement, or upon death, termination of service, or upon the occurrence of such other event as may be specified in such written law or other instrument;</text:p>
            <text:p text:style-name="article-text">"scheme" means a retirement benefits scheme; </text:p>
            <text:p text:style-name="article-text">"scheme fund" means the retirement benefits scheme fund to be established pursuant to the provisions of section <text:change-start text:change-id="ct276068768"/>33<text:change-end text:change-id="ct276068768"/><text:change text:change-id="ct276068912"/></text:p>
            <text:p text:style-name="article-text">"scheme rules" means the rules specifically governing the constitution and administration of a particular scheme;<text:change-start text:change-id="ct276069472"/></text:p>
            <text:p text:style-name="article-text">“SACCO” means a micofinance cooperative;<text:change-end text:change-id="ct276069472"/></text:p>
            <text:p text:style-name="article-text">"sponsor" means a person who establishes a scheme;</text:p>
            <text:p text:style-name="article-text">"Tribunal" means the Appeals Tribunal established under section 48;</text:p>
            <text:p text:style-name="article-text">"trustee" means a trustee of a scheme fund.<text:change-start text:change-id="ct276069664"/></text:p>
            <text:p text:style-name="article-text">“solicitor” means a lawyer representing the trustee.<text:change-end text:change-id="ct276069664"/></text:p>
          </text:section>
          <text:p text:style-name="Standard"/>
        </text:section>
        <text:p text:style-name="Standard"/>
      </text:section>
      <text:section text:style-name="Sect1" text:name="part002">
        <text:p text:style-name="part-title">PART 2 – THE RETIREMENT BENEFITS AUTHORITY</text:p>
        <text:section text:style-name="Sect1" text:name="art03-part002">
          <text:p text:style-name="article-title">Establishment and incorporation of the Retirement Benefits Authority</text:p>
          <text:section text:style-name="Sect1" text:name="clause01-art03-part02">
            <text:p text:style-name="article-text"><text:s/>(1) There is established an Authority to be known as the Retirement Benefits Authority.</text:p>
          </text:section>
          <text:section text:style-name="Sect1" text:name="clause02-art03-part002">
            <text:p text:style-name="article-text">(2) The Authority <text:change text:change-id="ct304142424"/><text:change-start text:change-id="ct304142608"/>will<text:change-end text:change-id="ct304142608"/> be a <text:change text:change-id="ct276176224"/><text:s/>corporate<text:change-start text:change-id="ct276176328"/> body<text:change-end text:change-id="ct276176328"/> with perpetual succession and a common seal and shall in its corporate name be capable of -</text:p>
            <text:p text:style-name="article-text">(a) suing and <text:change text:change-id="ct275308768"/><text:change-start text:change-id="ct275320904"/>to be<text:change-end text:change-id="ct275320904"/> sued;</text:p>
            <text:p text:style-name="article-text">(b) taking, purchasing or otherwise acquiring, holding, charging or disposing of movable and immovable property<text:change-start text:change-id="ct275320728"/> and agricultural arable farm land<text:change-end text:change-id="ct275320728"/>;<text:change-start text:change-id="ct276176520"/></text:p>
            <text:p text:style-name="article-text">(c) borrowing government bonds;<text:change-end text:change-id="ct276176520"/></text:p>
            <text:p text:style-name="article-text"><text:change text:change-id="ct303330920"/></text:p>
          </text:section>
          <text:p text:style-name="article-title"/>
        </text:section>
        <text:section text:style-name="Sect1" text:name="art04-part002">
          <text:p text:style-name="article-title">Headquarters</text:p>
          <text:section text:style-name="Sect1" text:name="clause01-art04-part002">
            <text:p text:style-name="article-text">4. The-headquarters of the Authority shall be in Nairobi.<text:change-start text:change-id="ct304359544"/>With regional offices in Kisumu<text:change-end text:change-id="ct304359544"/><text:change-start text:change-id="ct304359688"/> and Mombasa.<text:change-end text:change-id="ct304359688"/></text:p>
          </text:section>
          <text:p text:style-name="article-title"/>
        </text:section>
        <text:section text:style-name="Sect1" text:name="art05-part002">
          <text:p text:style-name="article-title">Object and functions of the Authority</text:p>
          <text:section text:style-name="Sect1" text:name="clause01-art05-part002">
            <text:p text:style-name="article-text">5. The object and functions of the Authority shall be to -</text:p>
            <text:p text:style-name="article-text"/>
            <text:p text:style-name="article-text">(a) regulate and supervise the establishment and management of retirement benefits schemes:<text:change-start text:change-id="ct303853320"/></text:p>
            <text:p text:style-name="article-text">(b) advise the Minister on the national policy to be followed with regard to retirement benefits schemes and to implement all Government policies relating thereto; and<text:change-end text:change-id="ct303853320"/></text:p>
            <text:p text:style-name="article-text">(<text:change-start text:change-id="ct301633136"/>c<text:change-end text:change-id="ct301633136"/><text:change text:change-id="ct301633280"/>) protect the interests of members and sponsors of retirement benefits schemes:</text:p>
            <text:p text:style-name="article-text">(<text:change-start text:change-id="ct300428872"/>d<text:change-end text:change-id="ct300428872"/><text:change text:change-id="ct300428976"/>) promote the development of the retirement benefits sector:</text:p>
            <text:p text:style-name="article-text"><text:change text:change-id="ct300429120"/></text:p>
            <text:p text:style-name="article-text"><text:change text:change-id="ct302974088"/></text:p>
          </text:section>
          <text:p text:style-name="article-title"/>
        </text:section>
        <text:p text:style-name="Standard"/>
      </text:section>
      <text:section text:style-name="Sect1" text:name="part003">
        <text:p text:style-name="Standard"/>
      </text:section>
      <text:section text:style-name="Sect1" text:name="part004">
        <text:p text:style-name="Standard"/>
      </text:section>
      <text:section text:style-name="Sect1" text:name="part005">
        <text:p text:style-name="Standard"/>
      </text:section>
      <text:section text:style-name="Sect1" text:name="clauses">
        <text:p text:style-name="Standard"/>
        <text:p text:style-name="Standard"/>
        <text:p text:style-name="Standard"/>
      </text:section>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ace-main" style:family="paragraph" style:parent-style-name="Heading_20_1" style:class="text">
      <style:paragraph-properties fo:text-align="center" style:justify-single-word="false"/>
      <style:text-properties style:font-name="Times New Roman1" fo:font-size="16.1000003814697pt"/>
    </style:style>
    <style:style style:name="act-title" style:family="paragraph" style:parent-style-name="Standard">
      <style:paragraph-properties fo:text-align="center" style:justify-single-word="false"/>
    </style:style>
    <style:style style:name="article-title" style:family="paragraph" style:parent-style-name="Standard" style:class="text">
      <style:text-properties fo:font-style="italic" style:font-style-asian="italic" style:font-style-complex="italic"/>
    </style:style>
    <style:style style:name="livello7" style:family="paragraph" style:parent-style-name="Standard">
      <style:paragraph-properties fo:margin-top="0.1665in" fo:margin-bottom="0.0417in" fo:text-align="justify" style:justify-single-word="false" fo:keep-together="always" fo:orphans="2" fo:widows="2" fo:keep-with-next="always"/>
      <style:text-properties fo:color="#000000" fo:language="it" fo:country="IT"/>
    </style:style>
    <style:style style:name="livello8" style:family="paragraph" style:parent-style-name="Standard">
      <style:paragraph-properties fo:margin-left="0.1965in" fo:margin-right="0in" fo:margin-top="0.0835in" fo:margin-bottom="0.0417in" fo:text-align="justify" style:justify-single-word="false" fo:keep-together="always" fo:orphans="2" fo:widows="2" fo:text-indent="0in" style:auto-text-indent="false" fo:keep-with-next="always"/>
      <style:text-properties fo:color="#000000" fo:language="it" fo:country="IT"/>
    </style:style>
    <style:style style:name="part-title" style:family="paragraph" style:parent-style-name="Heading_20_1" style:class="text">
      <style:text-properties style:font-name="Times New Roman1" fo:font-size="95%"/>
    </style:style>
    <style:style style:name="article-text" style:family="paragraph" style:parent-style-name="Standard" style:class="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shok Hariharan</meta:initial-creator>
    <meta:creation-date>2007-03-14T00:51:14</meta:creation-date>
    <dc:creator>Daudi Hwiraria</dc:creator>
    <dc:date>2007-03-21T18:39:12</dc:date>
    <dc:language>en</dc:language>
    <meta:editing-cycles>86</meta:editing-cycles>
    <meta:editing-duration>PT9H37M11S</meta:editing-duration>
    <meta:user-defined meta:name="Info 1"/>
    <meta:user-defined meta:name="Info 2"/>
    <meta:user-defined meta:name="Info 3"/>
    <meta:user-defined meta:name="Info 4"/>
    <meta:document-statistic meta:table-count="0" meta:image-count="0" meta:object-count="0" meta:page-count="3" meta:paragraph-count="67" meta:word-count="808" meta:character-count="5089"/>
  </office:meta>
</office:document-meta>
</file>

<file path=Basic/Standard/Common.xml><?xml version="1.0" encoding="utf-8"?>
<!DOCTYPE module  PUBLIC '-//OpenOffice.org//DTD OfficeDocument 1.0//EN'  'module.dtd'>
<script:module xmlns:script="http://openoffice.org/2000/script" script:name="Common" script:language="StarBasic">REM  *****  BASIC  *****

Function Connect(dbName as String) ' name of registered datasource
	Dim dbx 
	On error goto errHandler
	dbx = createUnoService("com.sun.star.sdb.DatabaseContext")
	oConnection = dbx.getByName(dbName).GetConnection("","")
	Connect = True
	Exit Function
	errHandler:
	Msgbox("Failed to open connection = " + dbName)
	Connect = False
End Function

Function CloseConnect()
	On error goto errHandler
	oConnection.close()
	oConnection.dispose()
	CloseConnect=True
	Exit Function
	errHandler:
	Msgbox ("Failed to close connection")
	CloseConnect = False
End Function


Public Function ProperCase(strText As String) As String 'Capitalize all first characters of the input string 'and set all the others to lowercase
    On Error GoTo Err_ProperCase
    
    Dim I As Integer, intLen As Integer, strTemp As String, strFinal As String
    Dim isSpace As Boolean
    strTemp = LCase(Trim(strText))
    intLen = Len(Trim(strText))
    strFinal = String(intLen, " ")
    isSpace = True
    For I = 1 To intLen
        If Mid(strTemp, I, 1) = Chr(32) Then
            strFinal = Mid(strFinal, 1, I - 1) &amp; Chr(32) &amp; Mid(strFinal, I + 1)
            isSpace = True
        ElseIf isSpace Then
            strFinal = Mid(strFinal, 1, I - 1) &amp; UCase(Mid(strTemp, I, 1)) &amp; Mid(strFinal, I + 1)
            isSpace = False
        Else
            strFinal = Mid(strFinal, 1, I - 1) &amp; Mid(strTemp, I, 1) &amp; Mid(strFinal, I + 1)
        End If
    Next I
    ProperCase = strFinal
    
Exit_ProperCase:
    Exit Function
    
Err_ProperCase:
    MsgBox Err.Description &amp; vbCrLf &amp; strText, vbInformation, "ProperCase function"
End Function


Function ReplaceSubstring(sourcestr As String, fromstr As String, tostr As String) As String
   ' This function replaces characters in a string. Take all the occurrences of "fromstr"
   ' in the source string and replace them with "tostr"
   Dim tempstr As String
   Dim convstr As String
   Dim i As Long
   Dim length As Long
   tempstr = sourcestr
   If Len(fromstr) = 0 Then
      ReplaceSubstring = sourcestr
      Exit Function
   End If
   If Instr(tostr, fromstr) &lt;&gt; 0 Then ' If, for example, "\" is being replaced with "\\"
      ' Find a character (or set) that is not in the source string.
      ' Try the extended characters (over 128 ASCII)
      i = 128
      length = 1
      convstr = ""
      While convstr = ""
         If Instr(tempstr, String$(length, Chr$(i))) = 0 Then convstr = String$(length, Chr$(i))
         i = i + 1
         If i = 256 Then ' If all the extended characters were in there
            length = length + 1 ' Start over, but try 2 extended characters (or 3 or 4)
            i = 128
         End If
      Wend
      ' Go through tempstr twice - once replacing fromstr with the computed
      ' string, then replacing the computed string with tostr
      While Instr(tempstr, fromstr) &lt;&gt; 0
         tempstr = Left(tempstr, Instr(tempstr, fromstr)-1) &amp; convstr _
         &amp; Mid(tempstr, Instr(tempstr, fromstr)+Len(fromstr))
      Wend
      While Instr(tempstr, convstr) &lt;&gt; 0
         tempstr = Left(tempstr, Instr(tempstr, convstr)-1) &amp; tostr _
         &amp; Mid(tempstr, Instr(tempstr, convstr)+Len(convstr))
      Wend
   Else ' It's a normal replace substring call - fromstr is not part of tostr
      While Instr(tempstr, fromstr) &lt;&gt; 0
         tempstr = Left(tempstr, Instr(tempstr, fromstr)-1) &amp; tostr _
         &amp; Mid(tempstr, Instr(tempstr, fromstr)+Len(fromstr))
      Wend
   End If
   ReplaceSubstring = tempstr
End Function

Function properSectionName (sectionName as String)
	

	dim sectionArr()
	dim sectionumber as string, sectionCharName as string
	sectionArr() = Split(sectionName, "-")
	dim sectionstr as string
	sectionstr = ""
	Dim i as integer
	
	For i=0 to UBound(sectionArr)
		Dim sectionName as String
		sectionName = sectionArr(i)
		Dim iIndex as integer
		iIndex = 1
		Do while iIndex &lt;= Len(sectionName)
			Dim charSectionName
			charSectionName = Mid$ (sectionName, iIndex, 1)
			if (IsNumeric(charSectionName)) Then
				sectionnumber = Mid (sectionName, iIndex, Len (sectionName) - iIndex + 1)
				sectionname = Mid (sectionname, 1, iIndex - 1)
				Exit Do
			End If
			iIndex = iIndex + 1
		Loop
		if (sectionstr = "") then
			sectionstr = sectionstr + ProperCase(sectionname)+ " "+ CStr(CLng(sectionnumber))
		else
			sectionstr = sectionstr + " , "+ 	 ProperCase(sectionname)+ " "+ CStr(CInt(sectionnumber))
		end if	
	Next i
	properSectionName = sectionstr
End Function

Global Const path_to_workspace="file:///e:/BungeniOOoWorkspace/"
Global oConnection
</script:module>
</file>

<file path=Basic/Standard/Test.xml><?xml version="1.0" encoding="utf-8"?>
<!DOCTYPE module  PUBLIC '-//OpenOffice.org//DTD OfficeDocument 1.0//EN'  'module.dtd'>
<script:module xmlns:script="http://openoffice.org/2000/script" script:name="Test" script:language="StarBasic">REM  *****  BASIC  *****

Sub TestSectionNameSetter
	properSectionName ("clause001")
End Sub

Sub TestMid
Dim miStr

miStr = Mid$ ("clause001", 1, 1)

Msgbox miStr	
End Sub
</script:module>
</file>

<file path=Basic/Standard/billDocumentTracked.xml><?xml version="1.0" encoding="utf-8"?>
<!DOCTYPE module  PUBLIC '-//OpenOffice.org//DTD OfficeDocument 1.0//EN'  'module.dtd'>
<script:module xmlns:script="http://openoffice.org/2000/script" script:name="billDocumentTracked" script:language="StarBasic">REM  *****  BASIC  *****

Sub Main
	Dim trackCursor
	Dim trackChangesArr()
'
'0 - change id
'1 - change by
'2 - date
'3 - type 
'4 - changed text
'5 - position
'
	trackChangesArr = DimArray (0, 5)
	
	Dim changeId, changeBy, changeDate, changeType, changedText, changePosition
	Dim noOfTrackChanges as Integer, changeState as String
	
	oDoc = ThisComponent
	oViewCursor = oDoc.CurrentController.ViewCursor
	oContWin = oDoc.CurrentController.Frame.ContainerWindow

	oRedLines = oDoc.Redlines
	
	noOfTrackChanges = oRedLines.Count
	
	Dim oConnect , oStatement
	Connect("billamendments")
	
	oStatement = oConnection.createStatement
	
	oStatement.executeUpdate ("delete from tbl_changes_tmp")
	
	
	for k=0 to oRedLines.Count-1
  		Dim containedSectionname as String
 
		  oRedLine = oRedLines.getByIndex(k)
  
  
  			oViewCursor.gotoRange(oRedLine.RedlineStart, false)
 		     oViewCursor.gotoRange(oRedLine.RedlineEnd, true)
 			 trackCursor = oViewCursor.Text.createTextCursorByRange(oViewCursor)
 		 if (Not IsEmpty(trackCursor.TextSection) ) then 
			  	Dim trackSection 
 		 	trackSection = trackCursor.TextSection
  			containedSectionname = trackSection.Name
 		 end if
	 ' Msgbox containedSectionname
 ' XRay trackCursor
  'XRay oViewCursor
 	 Dim paragraphNumber as String
	 Dim redLineIdentifier as String, redLinePlacement as String
	 redLineIdentifier = oRedLine.RedlineIdentifier
	 paragraphNumber = FindParagraphNumber (redLineIdentifier)
  
  	 changeId = CStr(k + 1)
  	 changeBy = oRedLine.RedlineAuthor
  	 changeDate = oRedLine.RedlineDateTime.Hours &amp; ":"  &amp; oRedLine.RedlineDateTime.Minutes &amp; " " &amp; oRedLine.RedlineDateTime.Day &amp; "." &amp; oRedLine.RedlineDateTime.Month &amp; "." &amp; oRedLine.RedlineDateTime.Year 
  	 changeType = oRedLine.RedlineType
  	 changedText = oViewCursor.String
  	 changePosition = containedSectionname &amp; "~" &amp; paragraphNumber
  
 	 If (k &gt; 0 ) then	
  		Redim preserve trackChangesArr(k , 5)
  	 End If	  
		changeBy = cleanSQL(changeBy)
		changeDate = cleanSQL (changeDate)
		changeType = cleanSQL (changeType)
		changedText = cleanSQL (changedText)
		changePosition = cleanSQL (changePosition)
		
 	 trackChangesArr(k, 0) = changeId
  	 trackChangesArr(k, 1) = changeBy
  	 trackChangesArr(k, 2) = changeDate
  	 trackChangesArr(k, 3) = changeType
  	 trackChangesArr(k, 4) = changedText
  	 trackChangesArr(k, 5) = changePosition
  	 Dim strSQL
  	 strSQL = "insert into tbl_changes_tmp (change_id, change_mp, position, amendment_type, change_date, modification)" &amp; "values (" &amp; changeId &amp; ",'" &amp;  changeBy &amp;  "','"  &amp;  changePosition &amp; "', '"  &amp; changeType &amp; "','" &amp; changeDate &amp; "','" &amp;   changedText &amp; "' )" 
 
 	oStatement.executeUpdate (strSQL)

  
 	 sDum = oRedLine.RedlineType &amp; " " &amp; oViewCursor.String &amp; Chr(10)
  	sDum = sDum &amp; "by: " &amp; oRedLine.RedlineAuthor &amp; Chr(10)
  	sDum = sDum &amp; "in paragraph number = " &amp; paragraphNumber &amp; Chr(10)
  	sDum = sDum &amp; "in section name = " &amp; containedSectionname &amp; Chr(10)
  	sDum = sDum &amp; "at: " &amp; oRedLine.RedlineDateTime.Hours &amp; ":"  &amp; oRedLine.RedlineDateTime.Minutes &amp; " " &amp; oRedLine.RedlineDateTime.Day &amp; "." &amp; oRedLine.RedlineDateTime.Month &amp; "." &amp; oRedLine.RedlineDateTime.Year &amp; Chr(10)
  	sDum = sDum &amp; Chr(10) &amp; "Accept (yes), decline (no), or leave as is (cancel) ? " &amp; Chr(10)

  'call oContWin.toFront() ' just for convenience when running from Basic IDE
  'lRet = msgbox(sDum, 3, "Tracking changes ...")

  'select case lRet
  'case 6 'yes 
  'case 7 'no
  'end select 
  
  
  
  next k

 

  CloseConnect()
	outputAmendedListByMp("MarshalledList_Plain")
	
End Sub 

Function cleanSQL(strField as String)
	cleanSQL = ReplaceSubString(ReplaceSubString(strField, "'", "''"), "\n", chr$(10))
End Function

Sub outputAmendedDocument
	outputAmendedList ("MarshalledList_Plain")

End Sub

Function outputAmendedListByMp (outputTemplate as String)

  Dim newDoc, marshalledListTables, oStatement, oResults
  Dim arrMemberOfParliaments()
  	
  newDoc = NewMarshalledListDocument (outputTemplate)
  
  Dim headerSection, sectionCursor, sectionAnchor
  headerSection =  newDoc.getTextSections().getByName("BillNameHeader")
  sectionAnchor = headerSection.getAnchor()
  sectionAnchor.setString ("THE RETIREMENT BENEFITS ACT, 1997 - NO.3 of 1997 ") 
  
Connect("billamendments")
  
  oStatement = oConnection.createStatement
  oResults = oStatement.executeQuery ("select distinct change_mp from tbl_changes_tmp order by change_mp")
  Dim iRecordNumber
   iRecordNumber = 0

   If Not Isnull(oResults) Then
   		While (oResults.next)
   			Redim preserve arrMemberOfParliaments(iRecordNumber)
   			arrMemberOfParliaments(iRecordNumber) = oResults.getString(1) 		
   			PutAuthorsinDocument(newDoc, arrMemberOfParliaments(iRecordNumber), iRecordNumber)
   			iRecordNumber = iRecordNumber + 1
   		Wend
   	end if
   	
  oResults.Dispose
  
  dim iMps as integer
  For iMps=0 to UBound(arrMemberOfParliaments)
  	Dim mpName as String
  	mpName = arrMemberOfParliaments(iMps)
    
  oResults = oStatement.executeQuery ("select change_id, change_mp, position, amendment_type,change_date, modification   from tbl_changes_tmp where change_mp='" &amp; mpName   &amp; "' order by change_id ")
 iRecordNumber = 0
 	If Not IsNull(oResults) Then
		While (oResults.next)
			'name of mp, add it to the combo box
			'mp_name = oResults.getString(2)
			Dim no_of_columns as Integer
			Dim i as integer
			no_of_columns = oResults.Columns.Count
			Dim arrRecord()
			
			arrRecord = DimArray(no_of_columns - 1)
			
			for i=0 to no_of_columns - 1
				arrRecord (i) = oResults.getString(i+1)
				
			next i
			PutTextInDocumentByMP (newDoc, arrRecord, iRecordNumber)	
			iRecordNumber = iRecordNumber + 1
		Wend
	End If
		oResults.Dispose
	next
 	CloseConnect()
 
End Function 


Function PutAuthorsinDocument (oDoc as Variant, authorName as Variant, iRecordNumber as variant)
	Dim oText, oCursor, oSection, marshalledListTables
	
	  marshalledListTables = oDoc.getTextTables().getByName("MarshalledListAuthors")
  if (iRecordNumber &gt; 0) then 
 	 marshalledListTables.getRows().InsertByIndex (1+iRecordNumber, 1)
  end if
  
   Dim colorDeleted
  Dim colorInserted
  
  colorDeleted = RGB (255, 255, 232 )
  colorInserted = RGB (234, 246, 232)
	Dim oNumberCell, oCell

	  	oNumberCell = marshalledListTables.getCellByPosition(0, iRecordNumber+1)
    	oCell = marshalledListTables.getCellByPosition(1, iRecordNumber+1)
      	Dim numberCellText, cellText, trackedChangesText
   	  	'XRay oCell
   	  	numberCellText = oNumberCell.getText()
   	  	cellText = oCell.getText()
   	  	numberCellText.setString(CStr(iRecordNumber+1))
   	  	celltext.setString( authorName)
   		'XRay cellText		  			
  	 
   ' Create some text in writer.
   'InsertString( oCursor, arrRecord(0) )
   'oCursor.ParaStyleName = "Heading 1"
   'InsertParaBreak( oCursor )
   'InsertString( oCursor, arrRecord(1) )
   'oCursor.ParaStyleName = "Heading 2"
   'InsertParaBreak( oCursor )
  ' InsertString( oCursor, arrRecord(2) )
  ' oCursor.ParaStyleName = "Heading 3"
   
    
End Function


Function PutTextinDocumentByMp (oDoc as Variant, trackChangesArr as Variant, iRecordNumber as variant)
	Dim oText, oCursor, oSection, marshalledListTables
	Dim rowCount, lastIndex
	
	lastIndex = rowCount - 1
	  marshalledListTables = oDoc.getTextTables().getByName("MarshalledListTable")
	  rowCount = marshalledListTables.getRows().getCount()
 ' if (iRecordNumber &gt; 0) then 
 	 marshalledListTables.getRows().InsertByIndex (rowCount, 1)
  'end if
  
   Dim colorDeleted
  Dim colorInserted
  
  colorDeleted = RGB (255, 255, 232 )
  colorInserted = RGB (234, 246, 232)
	Dim oCell

	  rowCount = marshalledListTables.getRows().getCount()
    	oCell = marshalledListTables.getCellByPosition(0, rowCount - 1)
      	Dim cellText, trackedChangesText
   	  	'XRay oCell
   	  	
   	  	cellText = oCell.getText()
   	  	
   	  	Dim ocur
   	  	ocur = celltext.CreateTextCursor()
   	'  	InsertString (ocur, Join (trackChangesArr(),Chr$(10)))
   	'XRay cellText		  			
  	 
  	 dim changeOrder, changeAuthor, changePosition, changeType, changeDate, changeText
  	 changeOrder = trackChangesArr(0)
  	 changeAuthor = trackChangesArr(1) 	
  	 changePosition = trackChangesArr(2)
  	 changeType = trackChangesArr(3) 	 
  	 changeDate = trackChangesArr(4)
  	 changeText = trackChangesArr(5)
  	 
  	 Dim arrPosition, charTextColor
  	 arrPosition =  Split(changePosition , "~")
  	  changePosition=properSectionName(arrPosition(0))
  	  
  	   if (changeType = "Delete") then
  	   	cellText.BackColor = colorDeleted
  	   	charTextColor = RGB (255, 0 , 0)
  	   else
  	   	cellText.BackColor = colorInserted
  	   	charTextColor = RGB (0, 0, 255)
  	   end if	  
 	
 	if (iRecordNumber = 0 ) then
 	ocur.CharColor = RGB( 255, 128, 0 )	
	ocur.CharWeight = com.sun.star.awt.FontWeight.ULTRABOLD 
	ocur.CharUnderline = com.sun.star.awt.FontUnderline.DOTTED
	ocur.CharHeight = 18
 	InsertString(ocur, "Amendments submitted By:")
 	'ocur.ParaStyleName= "amendment-heading"
 	InsertString(ocur, changeAuthor)
	InsertLineBreak(ocur) 
		InsertLineBreak(ocur) 
	end if

	ocur.CharColor = RGB( 0, 0, 0 )	
	ocur.Charheight = 11
	ocur.CharWeight = com.sun.star.awt.FontWeight.BOLD 
 	ocur.CharUnderline = com.sun.star.awt.FontUnderline.NONE

	InsertString(ocur, "submitted on : ")
	InsertString(ocur, changeDate)
	
 	InsertLineBreak(ocur) 
	'end if
	ocur.CharColor = RGB( 0, 0, 0 )	
	ocur.CharWeight = com.sun.star.awt.FontWeight.SEMIBOLD 
	
	InsertString(ocur, "In ")
 	InsertString(ocur, changePosition &amp; " : Paragraph number " &amp; arrPosition(1))
 	InsertLineBreak(ocur) 

 	InsertString(ocur, changeType)
 	InsertLineBreak(ocur) 

	ocur.CharPosture = com.sun.star.awt.FontSlant.ITALIC 
	ocur.CharColor = charTextColor	
  	InsertString(ocur,""" " &amp; changeText &amp; " """)
 	InsertLineBreak(ocur) 

   ' Create some text in writer.
   'InsertString( oCursor, arrRecord(0) )
   'oCursor.ParaStyleName = "Heading 1"
   'InsertParaBreak( oCursor )
   'InsertString( oCursor, arrRecord(1) )
   'oCursor.ParaStyleName = "Heading 2"
   'InsertParaBreak( oCursor )
  ' InsertString( oCursor, arrRecord(2) )
  ' oCursor.ParaStyleName = "Heading 3"
    PuTextinDocumentByMp = "End"
    
End Function


Sub InsertString( oCursor, cString )
   oText = oCursor.getText()
   oText.insertString( oCursor, cString, False )
End Sub

Sub InsertLineBreak( oCursor )
   oText = oCursor.getText()
   oText.insertControlCharacter( oCursor, com.sun.star.text.ControlCharacter.LINE_BREAK, False )
End Sub

Sub InsertParaBreak( oCursor )
   oText = oCursor.getText()
   oText.insertControlCharacter( oCursor, com.sun.star.text.ControlCharacter.PARAGRAPH_BREAK, False )
End Sub

Sub InsertPageBreak( oCursor )
   oText = oCursor.getText()
   oText.insertControlCharacter( oCursor, com.sun.star.text.ControlCharacter.PARAGRAPH_BREAK, False )
   oCursor.BreakType = com.sun.star.style.BreakType.PAGE_BEFORE
End Sub 

Function FindInSection (redlineId as String, sectionName as String)
	Dim oSect, sectionCuror
	oSect = ThisComponent.getTextSections().getByName(sectionName)
	sectionCursor = ThisComponent.getText().createTextCursor()
	sectionCursor.gotoRange(oSect.getAnchor(), False)
	Dim sectionEnum, oContent
	sectionEnum = sectionCursor.getText().createEnumeration("com.sun.star.text.Paragraph")
	
	Do while (sectionEnum.hasMoreElements())
		oContent = sectionEnum.nextElement()
		XRay oContent
		MsgBox Join(oContent.getAvailableServiceNames(), CHR$(10)  )
		  If oContent.getPropertySetInfo().hasPropertyByName("RedlineType") Then
    	      MsgBox "(2) The current block contains a redline."
          
        	End If
	Loop
	
	
End Function


Function FindParagraphNumber (redLineId as String)
  Dim oPar
  Dim oParsEnum
  Dim oTextElementEnum
  Dim oSection
  Dim s$

  ' Enumerate over the paragraphs.
  oParsEnum = thisComponent.getText().createEnumeration()
  'or thisComponent.getCurrentSelection().getByIndex(i).createEnumeration()
  ' loop over all text elements
  Dim i as integer
  Dim maini as integer
  Dim fromMainI as Boolean
  i = 0
  maini = 0
  fromMainI = False
  Do While oParsEnum.hasMoreElements()
    oPar = oParsEnum.nextElement
    REM Search through paragraphs and ignore the rest.
    If oPar.supportsService("com.sun.star.text.Paragraph") Then
    maini = maini + 1
    fromMainI = false
      oTextElementEnum = oPar.createEnumeration()
      Do While oTextElementEnum.hasMoreElements()
        oSection = oTextElementEnum.nextElement
        REM Sections with redlines will support the following properties:
        'STRING/void  RedlineAuthor = Andrew Pitonyak
        'STRING/void  RedlineComment =
        'OBJECT/void  RedlineDateTime = [Can not convert Object to a string]
        'STRING/void  RedlineIdentifier = -371500180
        'ARRAY/void  RedlineSuccessorData = Empty
        'OBJECT/void  RedlineText = Empty
        'STRING/void  RedlineType = Insert
       
        REM Surprisingly, this is NEVER true, but I do find redline sections.
   
       
        REM This will find them, however. Very odd indeed!
        If oSection.getPropertySetInfo().hasPropertyByName("RedlineType") Then
        	Dim paraCount
          if (fromMainI = False) then
	      	 i = i - 1
	      	 fromMainI = True
	      end if
	      if (oSection.RedlineIdentifier = redLineId ) then 
         	 FindParagraphNumber = CStr(i*-1)
         	 Exit Function
          end if
        End If
      Loop
    End If
  Loop
End Function


Sub MainRedLine
  Dim oPar
  Dim oParsEnum
  Dim oTextElementEnum
  Dim oSection
  Dim s$

  ' Enumerate over the paragraphs.
  oParsEnum = thisComponent.getText().createEnumeration()
  'or thisComponent.getCurrentSelection().getByIndex(i).createEnumeration()
  ' loop over all text elements
  Dim i as integer
  Dim maini as integer
  Dim fromMainI as Boolean
  i = 0
  maini = 0
  fromMainI = False
  Do While oParsEnum.hasMoreElements()
    oPar = oParsEnum.nextElement
    REM Search through paragraphs and ignore the rest.
    If oPar.supportsService("com.sun.star.text.Paragraph") Then
    maini = maini + 1
    fromMainI = false
      oTextElementEnum = oPar.createEnumeration()
      Do While oTextElementEnum.hasMoreElements()
        oSection = oTextElementEnum.nextElement
        REM Sections with redlines will support the following properties:
        'STRING/void  RedlineAuthor = Andrew Pitonyak
        'STRING/void  RedlineComment =
        'OBJECT/void  RedlineDateTime = [Can not convert Object to a string]
        'STRING/void  RedlineIdentifier = -371500180
        'ARRAY/void  RedlineSuccessorData = Empty
        'OBJECT/void  RedlineText = Empty
        'STRING/void  RedlineType = Insert
       
        REM Surprisingly, this is NEVER true, but I do find redline sections.
        If oSection.supportsService("com.sun.star.text.RedlinePortion") Then
         MsgBox "The current block contains a redline."
        End If
       
        REM This will find them, however. Very odd indeed!
        If oSection.getPropertySetInfo().hasPropertyByName("RedlineType") Then
        	Dim paraCount
          if (fromMainI = False) then
	      	 i = i - 1
	      	 fromMainI = True
	      end if
	      
          MsgBox "(2) The current block contains a redline. the current block is in pargaph number : " &amp; CStr(i) &amp; " with id = " &amp; oSection.RedlineIdentifier
          
        End If
      Loop
    End If
  Loop
End Sub


Function NewMarshalledListDocument (templateName as String)
  Dim oDoc
  Dim sPath$
  Dim a(1) As New com.sun.star.beans.PropertyValue
  a(0).Name = "AsTemplate"
  a(0).Value = true
 a(1).Name = "MacroExecutionMode"
 a(1).Value = com.sun.star.document.MacroExecMode.ALWAYS_EXECUTE
  sPath$ = path_to_workspace+"templates/" &amp; templateName &amp; ".ott"
  oDoc = StarDesktop.LoadComponentFromUrl(sPath$, "_blank" , 0, a())

 NewMarshalledListDocument = oDoc

End Function

Sub TestDimArray
Dim arr()

arr = DimArray (0, 5)
arr (0, 0) = "0,0"
arr (0, 1) = "0, 1"

Redim preserve arr (2, 5)
Msgbox "on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illDocumentTracked"/>
  <library:element library:name="Common"/>
  <library:element library:name="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